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6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4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6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background-color="#FFFF00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/>
    </style:style>
    <style:style style:name="T31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5" style:family="table-column">
      <style:table-column-properties style:column-width="0.4166in" style:use-optimal-column-width="false"/>
    </style:style>
    <style:style style:name="TableColumn36" style:family="table-column">
      <style:table-column-properties style:column-width="1.6569in" style:use-optimal-column-width="false"/>
    </style:style>
    <style:style style:name="TableColumn37" style:family="table-column">
      <style:table-column-properties style:column-width="1.2215in" style:use-optimal-column-width="false"/>
    </style:style>
    <style:style style:name="TableColumn38" style:family="table-column">
      <style:table-column-properties style:column-width="2.377in" style:use-optimal-column-width="false"/>
    </style:style>
    <style:style style:name="TableColumn39" style:family="table-column">
      <style:table-column-properties style:column-width="1.8083in" style:use-optimal-column-width="false"/>
    </style:style>
    <style:style style:name="Table34" style:family="table">
      <style:table-properties style:width="7.4805in" fo:margin-left="-0.4465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1pt" style:font-size-asian="11pt" style:font-size-complex="11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1pt" style:font-size-asian="11pt" style:font-size-complex="11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11pt" style:font-size-asian="11pt" style:font-size-complex="11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font-size="11pt" style:font-size-asian="11pt" style:font-size-complex="11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11pt" style:font-size-asian="11pt" style:font-size-complex="11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size="11pt" style:font-size-asian="11pt" style:font-size-complex="11pt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11pt" style:font-size-asian="11pt" style:font-size-complex="11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11pt" style:font-size-asian="11pt" style:font-size-complex="11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11pt" style:font-size-asian="11pt" style:font-size-complex="11pt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11pt" style:font-size-asian="11pt" style:font-size-complex="11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11pt" style:font-size-asian="11pt" style:font-size-complex="11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1pt" style:font-size-asian="11pt" style:font-size-complex="11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size="11pt" style:font-size-asian="11pt" style:font-size-complex="11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1pt" style:font-size-asian="11pt" style:font-size-complex="11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1pt" style:font-size-asian="11pt" style:font-size-complex="11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11pt" style:font-size-asian="11pt" style:font-size-complex="11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1pt" style:font-size-asian="11pt" style:font-size-complex="11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1pt" style:font-size-asian="11pt" style:font-size-complex="11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11pt" style:font-size-asian="11pt" style:font-size-complex="11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1pt" style:font-size-asian="11pt" style:font-size-complex="11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1pt" style:font-size-asian="11pt" style:font-size-complex="11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1pt" style:font-size-asian="11pt" style:font-size-complex="11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size="11pt" style:font-size-asian="11pt" style:font-size-complex="11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size="11pt" style:font-size-asian="11pt" style:font-size-complex="11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size="11pt" style:font-size-asian="11pt" style:font-size-complex="11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size="11pt" style:font-size-asian="11pt" style:font-size-complex="11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size="11pt" style:font-size-asian="11pt" style:font-size-complex="11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size="11pt" style:font-size-asian="11pt" style:font-size-complex="11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font-size="11pt" style:font-size-asian="11pt" style:font-size-complex="11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size="11pt" style:font-size-asian="11pt" style:font-size-complex="11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size="11pt" style:font-size-asian="11pt" style:font-size-complex="11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size="11pt" style:font-size-asian="11pt" style:font-size-complex="11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11pt" style:font-size-asian="11pt" style:font-size-complex="11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size="11pt" style:font-size-asian="11pt" style:font-size-complex="11pt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font-size="11pt" style:font-size-asian="11pt" style:font-size-complex="11pt"/>
    </style:style>
    <style:style style:name="P38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NOME NOME NOME<text:s/>– CPF:<text:s/>111.111.111-11.</text:p>
      <text:p text:style-name="Standard"><text:span text:style-name="T2">E/NB:</text:span><text:span text:style-name="T3"><text:s/></text:span><text:span text:style-name="T4">11/111.111.111-1</text:span><text:span text:style-name="T5">.</text:span></text:p>
      <text:p text:style-name="Standard"><text:span text:style-name="T6">FAV:<text:s/></text:span><text:span text:style-name="T7">NOME NOME NOME</text:span><text:span text:style-name="T8">.</text:span></text:p>
      <text:p text:style-name="Standard"><text:span text:style-name="T9">CPF</text:span><text:span text:style-name="T10">: 111.111.111-11</text:span><text:span text:style-name="T11">.</text:span></text:p>
      <text:p text:style-name="Standard"><text:span text:style-name="T12">BANCO:<text:s/></text:span><text:span text:style-name="T13">BRASIL<text:s/></text:span><text:span text:style-name="T14">AGÊNCIA:<text:s/></text:span><text:span text:style-name="T15">1111</text:span><text:span text:style-name="T16"><text:s/>CC:<text:s/></text:span><text:span text:style-name="T17">1111</text:span><text:span text:style-name="T18">.</text:span></text:p>
      <text:p text:style-name="Standard"><text:span text:style-name="T19">PROCESSO Nº:<text:s/></text:span><text:span text:style-name="T20">11111111111111111111</text:span><text:span text:style-name="T21"><text:s/>– 1ª VARA CÍVEL VOTUPORANGA</text:span></text:p>
      <text:p text:style-name="Standard"><text:span text:style-name="T22">PARÂMETRO:</text:span><text:span text:style-name="T23"><text:s/>DESCONTAR MENSALMENTE<text:s/></text:span><text:span text:style-name="T24">11</text:span><text:span text:style-name="T25">% (TRINTA POR CENTO) DO VALOR DO BENEFÍCIO</text:span></text:p>
      <text:p text:style-name="Standard"><text:span text:style-name="T26">TAREFA GET Nº:<text:s/></text:span><text:span text:style-name="T27">11111111</text:span><text:span text:style-name="T28">.</text:span></text:p>
      <text:p text:style-name="P29"/>
      <text:p text:style-name="P30"><text:span text:style-name="T31">11</text:span><text:span text:style-name="T32">/</text:span><text:span text:style-name="T33">111.111.111-1</text:span>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Nº</text:p>
          </table:table-cell>
          <table:table-cell table:style-name="TableCell43">
            <text:p text:style-name="P44">Nº DA AP</text:p>
          </table:table-cell>
          <table:table-cell table:style-name="TableCell45">
            <text:p text:style-name="P46">PERÍODO</text:p>
          </table:table-cell>
          <table:table-cell table:style-name="TableCell47">
            <text:p text:style-name="P48">VALOR DA AP</text:p>
          </table:table-cell>
          <table:table-cell table:style-name="TableCell49">
            <text:p text:style-name="P50">DATA DE EMISSÃO</text:p>
          </table:table-cell>
        </table:table-row>
        <table:table-row table:style-name="TableRow51">
          <table:table-cell table:style-name="TableCell52">
            <text:p text:style-name="P53">1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2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3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4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5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6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7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8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9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10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11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2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13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14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15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16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17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18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19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20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21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22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23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24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25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26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27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28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29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30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</table:table>
      <text:p text:style-name="P3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47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RILO BRANDINI ZAGUE</dc:creator>
    <meta:creation-date>2022-06-29T07:20:00Z</meta:creation-date>
    <dc:date>2026-03-17T19:22:00Z</dc:date>
    <meta:print-date>2025-06-30T08:26:00Z</meta:print-date>
    <meta:template xlink:href="Normal.dotm" xlink:type="simple"/>
    <meta:editing-cycles>58</meta:editing-cycles>
    <meta:editing-duration>PT3300S</meta:editing-duration>
    <meta:document-statistic meta:page-count="1" meta:paragraph-count="1" meta:word-count="94" meta:character-count="605" meta:row-count="4" meta:non-whitespace-character-count="512"/>
  </office:meta>
</office:document-meta>
</file>